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e6dc6" officeooo:paragraph-rsid="001e6dc6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递归删除文件夹下所有的文件和文件包括自身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s text:c="5"/>File file=new File("a");</text:p>
      <text:p text:style-name="P1"><text:s text:c="5"/>bian(file);</text:p>
      <text:p text:style-name="P1"><text:s text:c="5"/>file.delete();//再进行完递归后所有文件都删除后本身目录就可以删除</text:p>
      <text:p text:style-name="P1"><text:tab/>}</text:p>
      <text:p text:style-name="P1"><text:s text:c="3"/>public static void bian(File file){</text:p>
      <text:p text:style-name="P1"><text:tab/> <text:s text:c="2"/>if(!file.isDirectory()){</text:p>
      <text:p text:style-name="P1"><text:tab/><text:tab/> <text:s text:c="2"/>return;</text:p>
      <text:p text:style-name="P1"><text:tab/> <text:s text:c="2"/>}</text:p>
      <text:p text:style-name="P1"><text:tab/> <text:s text:c="2"/>if(!file.exists()){</text:p>
      <text:p text:style-name="P1"><text:tab/> <text:s text:c="2"/>return;</text:p>
      <text:p text:style-name="P1"><text:tab/> <text:s text:c="2"/>}</text:p>
      <text:p text:style-name="P1"><text:tab/> <text:s text:c="2"/>File[] fl=file.listFiles();</text:p>
      <text:p text:style-name="P1"><text:tab/> <text:s text:c="2"/>for(File fe:fl){</text:p>
      <text:p text:style-name="P1"><text:tab/> <text:s text:c="2"/>if(fe.isFile()){</text:p>
      <text:p text:style-name="P1"><text:tab/><text:tab/><text:tab/> <text:s text:c="2"/>fe.delete();</text:p>
      <text:p text:style-name="P1"><text:tab/> <text:s text:c="2"/>}else{</text:p>
      <text:p text:style-name="P1"><text:tab/><text:tab/> <text:s text:c="2"/>bian(fe);</text:p>
      <text:p text:style-name="P1"><text:tab/><text:tab/> <text:s text:c="2"/>if(fe.isDirectory()){</text:p>
      <text:p text:style-name="P1"><text:tab/><text:tab/><text:tab/> <text:s text:c="2"/>fe.delete();</text:p>
      <text:p text:style-name="P1"><text:tab/><text:tab/> <text:s text:c="2"/>}else{</text:p>
      <text:p text:style-name="P1"><text:tab/><text:tab/><text:tab/> <text:s text:c="2"/>bian(fe);</text:p>
      <text:p text:style-name="P1"><text:tab/><text:tab/> <text:s text:c="2"/>}</text:p>
      <text:p text:style-name="P1"><text:tab/> <text:s text:c="2"/>}</text:p>
      <text:p text:style-name="P1"><text:tab/> <text:s text:c="2"/>}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8S</meta:editing-duration>
    <meta:editing-cycles>4</meta:editing-cycles>
    <meta:generator>LibreOffice/5.3.0.3$Windows_X86_64 LibreOffice_project/7074905676c47b82bbcfbea1aeefc84afe1c50e1</meta:generator>
    <dc:date>2018-01-30T13:01:40.004000000</dc:date>
    <meta:document-statistic meta:table-count="0" meta:image-count="0" meta:object-count="0" meta:page-count="1" meta:paragraph-count="30" meta:word-count="90" meta:character-count="520" meta:non-whitespace-character-count="388"/>
    <meta:user-defined meta:name="Info 1"/>
    <meta:user-defined meta:name="Info 2"/>
    <meta:user-defined meta:name="Info 3"/>
    <meta:user-defined meta:name="Info 4"/>
  </office:meta>
</office:document-meta>
</file>